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3ffba9" officeooo:paragraph-rsid="0003a736" style:font-weight-asian="normal" style:font-weight-complex="normal"/>
    </style:style>
    <style:style style:name="P2" style:family="paragraph" style:parent-style-name="Standard">
      <style:text-properties fo:font-weight="normal" officeooo:rsid="0035d917" officeooo:paragraph-rsid="0003a736" style:font-weight-asian="normal" style:font-weight-complex="normal"/>
    </style:style>
    <style:style style:name="P3" style:family="paragraph" style:parent-style-name="Standard">
      <style:text-properties fo:font-weight="normal" officeooo:rsid="00369266" officeooo:paragraph-rsid="0003a736" style:font-weight-asian="normal" style:font-weight-complex="normal"/>
    </style:style>
    <style:style style:name="P4" style:family="paragraph" style:parent-style-name="Standard">
      <style:text-properties fo:font-weight="normal" officeooo:rsid="0036c88b" officeooo:paragraph-rsid="00042c14" style:font-weight-asian="normal" style:font-weight-complex="normal"/>
    </style:style>
    <style:style style:name="P5" style:family="paragraph" style:parent-style-name="Standard">
      <style:text-properties fo:font-weight="bold" officeooo:rsid="0035d917" officeooo:paragraph-rsid="0003a736" style:font-weight-asian="bold" style:font-weight-complex="bold"/>
    </style:style>
    <style:style style:name="P6" style:family="paragraph" style:parent-style-name="Standard">
      <style:text-properties fo:font-weight="bold" officeooo:rsid="003c48ca" officeooo:paragraph-rsid="00042c14" style:font-weight-asian="bold" style:font-weight-complex="bold"/>
    </style:style>
    <style:style style:name="P7" style:family="paragraph" style:parent-style-name="Standard">
      <style:text-properties fo:font-weight="normal" officeooo:rsid="0035d917" officeooo:paragraph-rsid="000520fd" style:font-weight-asian="normal" style:font-weight-complex="normal"/>
    </style:style>
    <style:style style:name="P8" style:family="paragraph" style:parent-style-name="Standard">
      <style:text-properties fo:font-weight="normal" officeooo:rsid="00369266" officeooo:paragraph-rsid="000520fd" style:font-weight-asian="normal" style:font-weight-complex="normal"/>
    </style:style>
    <style:style style:name="P9" style:family="paragraph" style:parent-style-name="Standard">
      <style:text-properties fo:font-weight="bold" officeooo:rsid="0035d917" officeooo:paragraph-rsid="000520fd" style:font-weight-asian="bold" style:font-weight-complex="bold"/>
    </style:style>
    <style:style style:name="P10" style:family="paragraph" style:parent-style-name="Standard">
      <style:text-properties fo:font-weight="bold" officeooo:rsid="00369266" officeooo:paragraph-rsid="000520f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1ec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586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agueness:</text:p>
      <text:p text:style-name="P5"/>
      <text:p text:style-name="P9">1. SECURITIES AND EXCHANGE BOARD OF INDIA (PROCEDURE FOR</text:p>
      <text:p text:style-name="P9">SEARCH AND SEIZURE) REGULATIONS, 2014</text:p>
      <text:p text:style-name="P9"/>
      <text:p text:style-name="P7">Reg 26 - <text:span text:style-name="T2">(</text:span>What kind of difficulty not mentioned<text:span text:style-name="T2">)</text:span></text:p>
      <text:p text:style-name="P2">In order to remove any <text:span text:style-name="T1">difficulties in the interpretation or application</text:span> of the</text:p>
      <text:p text:style-name="P2">provisions of these regulations, the Board may issue guidance or circulars.</text:p>
      <text:p text:style-name="P3"/>
      <text:p text:style-name="P10"><text:span text:style-name="T4">2</text:span>. SECURITIES AND EXCHANGE BOARD OF INDIA (SETTLEMENT</text:p>
      <text:p text:style-name="P10">PROCEEDINGS) REGULATIONS, 2018</text:p>
      <text:p text:style-name="P8"/>
      <text:p text:style-name="P8"><text:span text:style-name="T2">Reg 5(2) – (how large)</text:span></text:p>
      <text:p text:style-name="P3"/>
      <text:p text:style-name="P3">(2) The Board may not settle any specified proceeding, if it is of the opinion that the alleged</text:p>
      <text:p text:style-name="P3">default, -</text:p>
      <text:p text:style-name="P3">i. has market wide impact,</text:p>
      <text:p text:style-name="P3">ii. caused losses to a <text:span text:style-name="T1">large</text:span> number of investors, or</text:p>
      <text:p text:style-name="P3">iii. affected the integrity of the market.</text:p>
      <text:p text:style-name="P3"/>
      <text:p text:style-name="P1">(32) Schedule-II of these regulations shall be relevant but not bind the Board or an Adjudicating</text:p>
      <text:p text:style-name="P1">Officer in any specified proceeding and the Board or the Adjudicating Officer may <text:span text:style-name="T1">apply them</text:span></text:p>
      <text:p text:style-name="P1"><text:span text:style-name="T1">to the extent possibl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5:25:58.554642963</meta:creation-date>
    <dc:date>2020-08-04T22:26:45.053049986</dc:date>
    <meta:editing-duration>PT3M1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40" meta:character-count="847" meta:non-whitespace-character-count="723"/>
  </office:meta>
</office:document-meta>
</file>